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 draw:notify-on-update-of-ranges="CameraZoom.A2:CameraZoom.A5 CameraZoom.B1:CameraZoom.B1 CameraZoom.B2:CameraZoom.B5 CameraZoom.A2:CameraZoom.A5 CameraZoom.C1:CameraZoom.C1 CameraZoom.C2:CameraZoom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 draw:notify-on-update-of-ranges="BeamDamage.A7:BeamDamage.A18 BeamDamage.B1:BeamDamage.B1 BeamDamage.C7:BeamDamage.C18 BeamDamage.A7:BeamDamage.A18 BeamDamage.D1:BeamDamage.D1 BeamDamage.E7:BeamDamage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.4mm" svg:height="98.67mm" svg:x="164.61mm" svg:y="108.38mm">
            <loext:p draw:notify-on-update-of-ranges="BeamDamage.A7:BeamDamage.A18 BeamDamage.C6:BeamDamage.C6 BeamDamage.C7:BeamDamage.C18 BeamDamage.A7:BeamDamage.A18 BeamDamage.E6:BeamDamage.E6 BeamDamage.E7:BeamDamage.E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7" calcext:value-type="float" table:number-columns-spanned="2" table:number-rows-spanned="1">
            <text:p>0.007</text:p>
          </table:table-cell>
          <table:covered-table-cell/>
          <table:table-cell table:style-name="ce2" office:value-type="float" office:value="0.0015" calcext:value-type="float" table:number-columns-spanned="2" table:number-rows-spanned="1">
            <text:p>0.00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0.03" calcext:value-type="float" table:number-columns-spanned="2" table:number-rows-spanned="1">
            <text:p>0.03</text:p>
          </table:table-cell>
          <table:covered-table-cell/>
          <table: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33.3333333333333" calcext:value-type="float">
            <text:p>33.3333333333333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7" calcext:value-type="float">
            <text:p>0.37</text:p>
          </table:table-cell>
          <table:table-cell table:formula="of:=[.B$4]/([.B8]*[.B8])" office:value-type="float" office:value="21.9138056975895" calcext:value-type="float">
            <text:p>21.9138056975895</text:p>
          </table:table-cell>
          <table:table-cell table:formula="of:=[.D$2]+([.D$3]*[.$A8])" office:value-type="float" office:value="0.165" calcext:value-type="float">
            <text:p>0.165</text:p>
          </table:table-cell>
          <table:table-cell table:formula="of:=[.D$4]/([.D8]*[.D8])" office:value-type="float" office:value="1.10192837465565" calcext:value-type="float">
            <text:p>1.101928374655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65" calcext:value-type="float">
            <text:p>0.65</text:p>
          </table:table-cell>
          <table:table-cell table:formula="of:=[.B$4]/([.B9]*[.B9])" office:value-type="float" office:value="7.10059171597633" calcext:value-type="float">
            <text:p>7.10059171597633</text:p>
          </table:table-cell>
          <table:table-cell table:formula="of:=[.D$2]+([.D$3]*[.$A9])" office:value-type="float" office:value="0.225" calcext:value-type="float">
            <text:p>0.225</text:p>
          </table:table-cell>
          <table:table-cell table:formula="of:=[.D$4]/([.D9]*[.D9])" office:value-type="float" office:value="0.592592592592593" calcext:value-type="float">
            <text:p>0.5925925925925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1" calcext:value-type="float">
            <text:p>1</text:p>
          </table:table-cell>
          <table:table-cell table:formula="of:=[.B$4]/([.B10]*[.B10])" office:value-type="float" office:value="3" calcext:value-type="float">
            <text:p>3</text:p>
          </table:table-cell>
          <table:table-cell table:formula="of:=[.D$2]+([.D$3]*[.$A10])" office:value-type="float" office:value="0.3" calcext:value-type="float">
            <text:p>0.3</text:p>
          </table:table-cell>
          <table:table-cell table:formula="of:=[.D$4]/([.D10]*[.D10]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1.7" calcext:value-type="float">
            <text:p>1.7</text:p>
          </table:table-cell>
          <table:table-cell table:formula="of:=[.B$4]/([.B11]*[.B11])" office:value-type="float" office:value="1.03806228373702" calcext:value-type="float">
            <text:p>1.03806228373702</text:p>
          </table:table-cell>
          <table:table-cell table:formula="of:=[.D$2]+([.D$3]*[.$A11])" office:value-type="float" office:value="0.45" calcext:value-type="float">
            <text:p>0.45</text:p>
          </table:table-cell>
          <table:table-cell table:formula="of:=[.D$4]/([.D11]*[.D11])" office:value-type="float" office:value="0.148148148148148" calcext:value-type="float">
            <text:p>0.14814814814814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3.8" calcext:value-type="float">
            <text:p>3.8</text:p>
          </table:table-cell>
          <table:table-cell table:formula="of:=[.B$4]/([.B12]*[.B12])" office:value-type="float" office:value="0.207756232686981" calcext:value-type="float">
            <text:p>0.207756232686981</text:p>
          </table:table-cell>
          <table:table-cell table:formula="of:=[.D$2]+([.D$3]*[.$A12])" office:value-type="float" office:value="0.9" calcext:value-type="float">
            <text:p>0.9</text:p>
          </table:table-cell>
          <table:table-cell table:formula="of:=[.D$4]/([.D12]*[.D12])" office:value-type="float" office:value="0.037037037037037" calcext:value-type="float">
            <text:p>0.03703703703703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7.3" calcext:value-type="float">
            <text:p>7.3</text:p>
          </table:table-cell>
          <table:table-cell table:formula="of:=[.B$4]/([.B13]*[.B13])" office:value-type="float" office:value="0.0562957402889848" calcext:value-type="float">
            <text:p>0.056295740288985</text:p>
          </table:table-cell>
          <table:table-cell table:formula="of:=[.D$2]+([.D$3]*[.$A13])" office:value-type="float" office:value="1.65" calcext:value-type="float">
            <text:p>1.65</text:p>
          </table:table-cell>
          <table:table-cell table:formula="of:=[.D$4]/([.D13]*[.D13])" office:value-type="float" office:value="0.0110192837465565" calcext:value-type="float">
            <text:p>0.01101928374655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10.8" calcext:value-type="float">
            <text:p>10.8</text:p>
          </table:table-cell>
          <table:table-cell table:formula="of:=[.B$4]/([.B14]*[.B14])" office:value-type="float" office:value="0.0257201646090535" calcext:value-type="float">
            <text:p>0.025720164609054</text:p>
          </table:table-cell>
          <table:table-cell table:formula="of:=[.D$2]+([.D$3]*[.$A14])" office:value-type="float" office:value="2.4" calcext:value-type="float">
            <text:p>2.4</text:p>
          </table:table-cell>
          <table:table-cell table:formula="of:=[.D$4]/([.D14]*[.D14])" office:value-type="float" office:value="0.00520833333333333" calcext:value-type="float">
            <text:p>0.0052083333333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14.3" calcext:value-type="float">
            <text:p>14.3</text:p>
          </table:table-cell>
          <table:table-cell table:formula="of:=[.B$4]/([.B15]*[.B15])" office:value-type="float" office:value="0.0146706440412734" calcext:value-type="float">
            <text:p>0.014670644041273</text:p>
          </table:table-cell>
          <table:table-cell table:formula="of:=[.D$2]+([.D$3]*[.$A15])" office:value-type="float" office:value="3.15" calcext:value-type="float">
            <text:p>3.15</text:p>
          </table:table-cell>
          <table:table-cell table:formula="of:=[.D$4]/([.D15]*[.D15])" office:value-type="float" office:value="0.00302343159486017" calcext:value-type="float">
            <text:p>0.003023431594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21.3" calcext:value-type="float">
            <text:p>21.3</text:p>
          </table:table-cell>
          <table:table-cell table:formula="of:=[.B$4]/([.B16]*[.B16])" office:value-type="float" office:value="0.0066124446207763" calcext:value-type="float">
            <text:p>0.006612444620776</text:p>
          </table:table-cell>
          <table:table-cell table:formula="of:=[.D$2]+([.D$3]*[.$A16])" office:value-type="float" office:value="4.65" calcext:value-type="float">
            <text:p>4.65</text:p>
          </table:table-cell>
          <table:table-cell table:formula="of:=[.D$4]/([.D16]*[.D16])" office:value-type="float" office:value="0.00138744363510232" calcext:value-type="float">
            <text:p>0.00138744363510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28.3" calcext:value-type="float">
            <text:p>28.3</text:p>
          </table:table-cell>
          <table:table-cell table:formula="of:=[.B$4]/([.B17]*[.B17])" office:value-type="float" office:value="0.00374583276105333" calcext:value-type="float">
            <text:p>0.003745832761053</text:p>
          </table:table-cell>
          <table:table-cell table:formula="of:=[.D$2]+([.D$3]*[.$A17])" office:value-type="float" office:value="6.15" calcext:value-type="float">
            <text:p>6.15</text:p>
          </table:table-cell>
          <table:table-cell table:formula="of:=[.D$4]/([.D17]*[.D17])" office:value-type="float" office:value="0.000793178663493952" calcext:value-type="float">
            <text:p>0.00079317866349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70.3" calcext:value-type="float">
            <text:p>70.3</text:p>
          </table:table-cell>
          <table:table-cell table:formula="of:=[.B$4]/([.B18]*[.B18])" office:value-type="float" office:value="0.000607030628742091" calcext:value-type="float">
            <text:p>0.000607030628742</text:p>
          </table:table-cell>
          <table:table-cell table:formula="of:=[.D$2]+([.D$3]*[.$A18])" office:value-type="float" office:value="15.15" calcext:value-type="float">
            <text:p>15.15</text:p>
          </table:table-cell>
          <table:table-cell table:formula="of:=[.D$4]/([.D18]*[.D18])" office:value-type="float" office:value="0.000130706139920923" calcext:value-type="float">
            <text:p>0.0001307061399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1:38:38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09-12T15:38:36.851000000</dc:date>
    <meta:editing-duration>P2DT4H9M25S</meta:editing-duration>
    <meta:editing-cycles>4</meta:editing-cycles>
    <meta:generator>LibreOffice/5.2.7.2$Windows_x86 LibreOffice_project/2b7f1e640c46ceb28adf43ee075a6e8b8439ed10</meta:generator>
    <meta:document-statistic meta:table-count="2" meta:cell-count="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386cm" style:legend-expansion="high" chart:style-name="ch2"/>
        <chart:plot-area chart:style-name="ch3" table:cell-range-address="BeamDamage.A7:BeamDamage.A18 BeamDamage.B1:BeamDamage.B1 BeamDamage.C7:BeamDamage.C18 BeamDamage.D1:BeamDamage.D1 BeamDamage.E7:BeamDamage.E18" chart:data-source-has-labels="row" svg:x="1.371cm" svg:y="0.197cm" svg:width="13.378cm" svg:height="8.493cm">
          <chartooo:coordinate-region svg:x="2.654cm" svg:y="0.396cm" svg:width="11.63cm" svg:height="7.647cm"/>
          <chart:axis chart:dimension="x" chart:name="primary-x" chart:style-name="ch4">
            <chart:title svg:x="7.355cm" svg:y="8.887cm" chart:style-name="ch5">
              <text:p>Distance</text:p>
            </chart:title>
          </chart:axis>
          <chart:axis chart:dimension="y" chart:name="primary-y" chart:style-name="ch4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.9138056975895">
                <text:p>21.9138056975895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.10059171597633">
                <text:p>7.1005917159763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03806228373702">
                <text:p>1.03806228373702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562957402889848">
                <text:p>0.0562957402889848</text:p>
              </table:table-cell>
              <table:table-cell office:value-type="float" office:value="0.0110192837465565">
                <text:p>0.011019283746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0257201646090535">
                <text:p>0.0257201646090535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146706440412734">
                <text:p>0.0146706440412734</text:p>
              </table:table-cell>
              <table:table-cell office:value-type="float" office:value="0.00302343159486017">
                <text:p>0.0030234315948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066124446207763">
                <text:p>0.0066124446207763</text:p>
              </table:table-cell>
              <table:table-cell office:value-type="float" office:value="0.00138744363510232">
                <text:p>0.0013874436351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0374583276105333">
                <text:p>0.00374583276105333</text:p>
              </table:table-cell>
              <table:table-cell office:value-type="float" office:value="0.000793178663493952">
                <text:p>0.000793178663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0607030628742091">
                <text:p>0.000607030628742091</text:p>
              </table:table-cell>
              <table:table-cell office:value-type="float" office:value="0.000130706139920923">
                <text:p>0.000130706139920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plot-area chart:style-name="ch2" table:cell-range-address="BeamDamage.A7:BeamDamage.A18 BeamDamage.C6:BeamDamage.C18 BeamDamage.E6:BeamDamage.E18" chart:data-source-has-labels="row" svg:x="1.371cm" svg:y="0.197cm" svg:width="16.31cm" svg:height="8.493cm">
          <chartooo:coordinate-region svg:x="1.992cm" svg:y="0.396cm" svg:width="15.224cm" svg:height="7.647cm"/>
          <chart:axis chart:dimension="x" chart:name="primary-x" chart:style-name="ch3">
            <chart:title svg:x="8.821cm" svg:y="8.887cm" chart:style-name="ch4">
              <text:p>Distance</text:p>
            </chart:title>
          </chart:axis>
          <chart:axis chart:dimension="y" chart:name="primary-y" chart:style-name="ch5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C6:BeamDamage.C6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E6:BeamDamage.E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mage-1</text:p>
                <draw:g>
                  <svg:desc>BeamDamage.C6:BeamDamage.C6</svg:desc>
                </draw:g>
              </table:table-cell>
              <table:table-cell office:value-type="string">
                <text:p>Damage-2</text:p>
                <draw:g>
                  <svg:desc>BeamDamage.E6:BeamDamage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.9138056975895">
                <text:p>21.9138056975895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.10059171597633">
                <text:p>7.1005917159763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03806228373702">
                <text:p>1.03806228373702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562957402889848">
                <text:p>0.0562957402889848</text:p>
              </table:table-cell>
              <table:table-cell office:value-type="float" office:value="0.0110192837465565">
                <text:p>0.011019283746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0257201646090535">
                <text:p>0.0257201646090535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146706440412734">
                <text:p>0.0146706440412734</text:p>
              </table:table-cell>
              <table:table-cell office:value-type="float" office:value="0.00302343159486017">
                <text:p>0.0030234315948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066124446207763">
                <text:p>0.0066124446207763</text:p>
              </table:table-cell>
              <table:table-cell office:value-type="float" office:value="0.00138744363510232">
                <text:p>0.0013874436351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0374583276105333">
                <text:p>0.00374583276105333</text:p>
              </table:table-cell>
              <table:table-cell office:value-type="float" office:value="0.000793178663493952">
                <text:p>0.000793178663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0607030628742091">
                <text:p>0.000607030628742091</text:p>
              </table:table-cell>
              <table:table-cell office:value-type="float" office:value="0.000130706139920923">
                <text:p>0.000130706139920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